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smin </meta:initial-creator>
    <meta:creation-date>2011-11-05T02:47:03</meta:creation-date>
    <meta:editing-duration>PT18H50M11S</meta:editing-duration>
    <meta:editing-cycles>15</meta:editing-cycles>
    <dc:date>2012-10-15T02:46:55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40pt" fo:font-style="italic" fo:font-weight="bold" style:font-size-asian="13pt" style:font-size-complex="13pt"/>
    </style:style>
    <style:style style:name="ch3" style:family="chart">
      <style:text-properties fo:font-size="32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32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8pt" fo:font-weight="bold" style:font-size-asian="10pt" style:font-size-complex="10pt"/>
    </style:style>
    <style:style style:name="ch7" style:family="chart">
      <style:chart-properties style:rotation-angle="0"/>
      <style:text-properties fo:font-size="30pt" fo:font-style="italic" fo:font-weight="bold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6pt" fo:font-weight="bold" style:font-size-asian="10pt" style:font-size-complex="10pt"/>
    </style:style>
    <style:style style:name="ch9" style:family="chart">
      <style:chart-properties style:rotation-angle="90"/>
      <style:text-properties fo:font-size="30pt" fo:font-style="italic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33333" dr3d:edge-rounding="5%"/>
      <style:text-properties fo:font-size="24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0.776cm" svg:y="0.183cm" chart:style-name="ch2">
          <text:p>Scalability of TRACK from 1 to 16 procs.</text:p>
        </chart:title>
        <chart:subtitle svg:x="0.58cm" svg:y="1.889cm" chart:style-name="ch3">
          <text:p>On a Better-Bandwidth Hardware.  The Reported 
Runtimes Include All Overheads.</text:p>
        </chart:subtitle>
        <chart:legend chart:legend-position="end" svg:x="17.78cm" svg:y="5.247cm" chart:style-name="ch4"/>
        <chart:plot-area chart:style-name="ch5" chart:data-source-has-labels="both" svg:x="1.673cm" svg:y="5.121cm" svg:width="25.636cm" svg:height="14.768cm">
          <chart:axis chart:dimension="x" chart:name="primary-x" chart:style-name="ch6">
            <chart:title svg:x="10.187cm" svg:y="19.135cm" chart:style-name="ch7">
              <text:p>Number of Processors</text:p>
            </chart:title>
            <chart:categories table:cell-range-address="local-table.$A$2:.$A$6"/>
          </chart:axis>
          <chart:axis chart:dimension="y" chart:name="primary-y" chart:style-name="ch8">
            <chart:title svg:x="0.519cm" svg:y="19.235cm" chart:style-name="ch9">
              <text:p>Normalized Parallel Runtim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</text:p>
              </table:table-cell>
            </table:table-row>
          </table:table-header-rows>
          <table:table-rows>
            <table:table-row>
              <table:table-cell office:value-type="string">
                <text:p>1 Proc</text:p>
              </table:table-cell>
              <table:table-cell office:value-type="float" office:value="1.87670438062083">
                <text:p>1.87670438062083</text:p>
              </table:table-cell>
            </table:table-row>
            <table:table-row>
              <table:table-cell office:value-type="string">
                <text:p>2 Procs</text:p>
              </table:table-cell>
              <table:table-cell office:value-type="float" office:value="0.968958514650421">
                <text:p>0.968958514650421</text:p>
              </table:table-cell>
            </table:table-row>
            <table:table-row>
              <table:table-cell office:value-type="string">
                <text:p>4 Procs</text:p>
              </table:table-cell>
              <table:table-cell office:value-type="float" office:value="0.518421816071947">
                <text:p>0.518421816071947</text:p>
              </table:table-cell>
            </table:table-row>
            <table:table-row>
              <table:table-cell office:value-type="string">
                <text:p>8 Procs</text:p>
              </table:table-cell>
              <table:table-cell office:value-type="float" office:value="0.249782419495213">
                <text:p>0.249782419495213</text:p>
              </table:table-cell>
            </table:table-row>
            <table:table-row>
              <table:table-cell office:value-type="string">
                <text:p>16 Procs</text:p>
              </table:table-cell>
              <table:table-cell office:value-type="float" office:value="0.137510879025239">
                <text:p>0.137510879025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